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paragraph-properties fo:text-align="center" style:text-autospace="none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T1" style:family="text">
      <style:text-properties fo:color="#dc9e1f" style:text-outline="false" style:text-line-through-style="none" fo:font-family="'Arial Narrow'" style:font-family-generic="swiss" fo:font-size="44pt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Arial Narrow'" style:font-family-generic-complex="swiss" style:font-size-complex="44pt" style:font-style-complex="normal" style:font-weight-complex="normal" style:text-emphasize="none" style:font-relief="non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Internetový obchod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3.859cm" svg:x="1.471cm" svg:y="6.35cm" presentation:class="outline" presentation:user-transformed="true">
          <draw:text-box>
            <text:list text:style-name="L2">
              <text:list-item>
                <text:p>Výsledkem je plnohodnotná JAVA EE 6 aplikace pro zprostředkování internetového prodeje</text:p>
              </text:list-item>
              <text:list-item>
                <text:p>GitHub repositář dostupný zde: https://github.com/Pestret/pv243-project</text:p>
              </text:list-item>
              <text:list-item>
                <text:p>Nasazena na PaaS OpenShift: http://explosives-shop243.rhcloud.c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3.859cm" svg:x="1.471cm" svg:y="5.715cm" presentation:class="outline" presentation:user-transformed="true">
          <draw:text-box>
            <text:list text:style-name="L2">
              <text:list-item>
                <text:p>Použité technologie</text:p>
                <text:list>
                  <text:list-item>
                    <text:p>CDI – definice komponentového modelu</text:p>
                  </text:list-item>
                  <text:list-item>
                    <text:p>SEAM 3 – logování, bezpečnost</text:p>
                  </text:list-item>
                  <text:list-item>
                    <text:p>JPA 2.0 – perzistence dat</text:p>
                  </text:list-item>
                  <text:list-item>
                    <text:p>EJB 3.1 – business logika</text:p>
                  </text:list-item>
                  <text:list-item>
                    <text:p>JSF 2.1 – prezentační vrstva, doplněn o Twitter <text:tab/>Bootstrap</text:p>
                  </text:list-item>
                  <text:list-item>
                    <text:p>ARQUILLIAN – test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3.859cm" svg:x="1.471cm" svg:y="5.715cm" presentation:class="outline" presentation:user-transformed="true">
          <draw:text-box>
            <text:list text:style-name="L2">
              <text:list-item>
                <text:p>Splněny veškeré požadavky kromě clusteringu</text:p>
              </text:list-item>
              <text:list-item>
                <text:p>Clustering:</text:p>
                <text:list>
                  <text:list-item>
                    <text:p>Bohatá hierarchie vyjímek</text:p>
                  </text:list-item>
                  <text:list-item>
                    <text:p>Nabyté zkušenosti práce s Google vyhledávačem</text:p>
                  </text:list-item>
                  <text:list-item>
                    <text:p>Nepodařilo se replikovat session</text:p>
                  </text:list-item>
                  <text:list-item>
                    <text:p>Vyzkoušeny různé verze AS a EAP</text:p>
                  </text:list-item>
                  <text:list-item>
                    <text:p>Vyzkoušeno bez loggeru (často reportovaný bug Weldu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ýmová spolupráce</text:p>
          </draw:text-box>
        </draw:frame>
        <draw:frame presentation:style-name="pr4" draw:layer="layout" svg:width="25.199cm" svg:height="13.859cm" svg:x="1.471cm" svg:y="5.826cm" presentation:class="outline" presentation:user-transformed="true">
          <draw:text-box>
            <text:list text:style-name="L2">
              <text:list-item>
                <text:p>Kvalitní spolupráce již seznalého týmu z dřívějších Java projektů</text:p>
              </text:list-item>
              <text:list-item>
                <text:p>Organizovaná pravidelná týdenní setkání</text:p>
                <text:list>
                  <text:list-item>
                    <text:p>Nelze jednoznačně rozlišit individuální přínos každého člena</text:p>
                  </text:list-item>
                  <text:list-item>
                    <text:p>=&gt; realizace v podstatě párovým programováním</text:p>
                  </text:list-item>
                  <text:list-item>
                    <text:p>(viz comm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Zásluhy na projektu</text:p>
          </draw:text-box>
        </draw:frame>
        <draw:frame presentation:style-name="pr4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<text:span text:style-name="T3">Persistence dat</text:span></text:p>
                <text:list>
                  <text:list-item>
                    <text:p><text:span text:style-name="T3">Datový model (Novotný, Richter)</text:span></text:p>
                  </text:list-item>
                  <text:list-item>
                    <text:p><text:span text:style-name="T3">Impl JPA (Richter, Novotný, Benda, Suchý)</text:span></text:p>
                  </text:list-item>
                </text:list>
              </text:list-item>
              <text:list-item>
                <text:p><text:span text:style-name="T3">Business logika</text:span></text:p>
                <text:list>
                  <text:list-item>
                    <text:p><text:span text:style-name="T3">Servisní třídy (Novotný, Benda)</text:span></text:p>
                  </text:list-item>
                  <text:list-item>
                    <text:p><text:span text:style-name="T3">Cachování (Novotný)</text:span></text:p>
                  </text:list-item>
                </text:list>
              </text:list-item>
              <text:list-item>
                <text:p><text:span text:style-name="T3">Prezentační vrstva</text:span></text:p>
                <text:list>
                  <text:list-item>
                    <text:p><text:span text:style-name="T3">Třídy controllerů (Richter, Novotný, Benda, Suchý)</text:span></text:p>
                  </text:list-item>
                  <text:list-item>
                    <text:p><text:span text:style-name="T3">Webové rozhraní (Suchý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Zásluhy na projektu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Bezpečnost</text:span></text:p>
                <text:list>
                  <text:list-item>
                    <text:p><text:span text:style-name="T3">Bean validace (Richter, Benda)</text:span></text:p>
                  </text:list-item>
                  <text:list-item>
                    <text:p><text:span text:style-name="T3">Úrovně oprávnění (Richter, Benda)</text:span></text:p>
                  </text:list-item>
                </text:list>
              </text:list-item>
              <text:list-item>
                <text:p><text:span text:style-name="T3">Logování (Novotný)</text:span></text:p>
              </text:list-item>
              <text:list-item>
                <text:p><text:span text:style-name="T3">Testování (Benda, Suchý)</text:span></text:p>
              </text:list-item>
              <text:list-item>
                <text:p><text:span text:style-name="T3">Clustering (Richter, Novotný)</text:span></text:p>
              </text:list-item>
              <text:list-item>
                <text:p><text:span text:style-name="T3">Nasazení na OpenShift (Suchý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draw:frame presentation:style-name="pr1" draw:layer="layout" svg:width="25.199cm" svg:height="3.506cm" svg:x="1.301cm" svg:y="0cm" presentation:class="title" presentation:user-transformed="true">
          <draw:text-box>
            <text:p>Závěr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creation-date>2011-04-10T20:24:09</meta:creation-date>
    <dc:language>fi-FI</dc:language>
    <meta:editing-cycles>7</meta:editing-cycles>
    <meta:editing-duration>PT51M25S</meta:editing-duration>
    <meta:initial-creator>bad </meta:initial-creator>
    <dc:date>2013-06-07T22:59:24.83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libreoffice/basis3.3/share/template/en-US/presnt/Glossy.otp"/>
  </office:meta>
</office:document-meta>
</file>